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ésulta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Énergie (E)</text:p>
          </table:table-cell>
          <table:table-cell office:value-type="string" calcext:value-type="string">
            <text:p>Performances (P)</text:p>
          </table:table-cell>
          <table:table-cell office:value-type="string" calcext:value-type="string">
            <text:p>Ressources (R)</text:p>
          </table:table-cell>
          <table:table-cell/>
          <table:table-cell table:style-name="Default" office:value-type="string" calcext:value-type="string">
            <text:p>stdE</text:p>
          </table:table-cell>
          <table:table-cell table:style-name="Default" office:value-type="string" calcext:value-type="string">
            <text:p>stdP</text:p>
          </table:table-cell>
          <table:table-cell table:style-name="Default" office:value-type="string" calcext:value-type="string">
            <text:p>std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mW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logic cell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'Détails Résultats'.C3]+['Détails Résultats'.D3]" office:value-type="float" office:value="261" calcext:value-type="float">
            <text:p>261</text:p>
          </table:table-cell>
          <table:table-cell table:formula="of:=['Détails Résultats'.F3]/['Détails Résultats'.G3]" office:value-type="float" office:value="0.713057847143417" calcext:value-type="float">
            <text:p>0,713057847143417</text:p>
          </table:table-cell>
          <table:table-cell table:formula="of:=SUM(['Détails Résultats'.I3] : ['Détails Résultats'.N3])" office:value-type="float" office:value="49911" calcext:value-type="float">
            <text:p>49911</text:p>
          </table:table-cell>
          <table:table-cell/>
          <table:table-cell table:formula="of:=[.C3]/[.C$3]" office:value-type="percentage" office:value="1" calcext:value-type="percentage">
            <text:p>100,000%</text:p>
          </table:table-cell>
          <table:table-cell table:formula="of:=[.D3]/[.D$3]" office:value-type="percentage" office:value="1" calcext:value-type="percentage">
            <text:p>100,000%</text:p>
          </table:table-cell>
          <table:table-cell table:formula="of:=[.E3]/[.E$3]" office:value-type="percentage" office:value="1" calcext:value-type="percentage">
            <text:p>100,000%</text:p>
          </table:table-cell>
          <table:table-cell/>
          <table:table-cell table:formula="of:=1/['Détails Résultats'.G3]" office:value-type="float" office:value="0.000000399714923316691" calcext:value-type="float">
            <text:p>3,99714923316691E-07</text:p>
          </table:table-cell>
          <table:table-cell table:formula="of:=[.K3]/[.$K$3]" office:value-type="percentage" office:value="1" calcext:value-type="percentage">
            <text:p>100,0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'Détails Résultats'.C4]+['Détails Résultats'.D4]" office:value-type="float" office:value="261" calcext:value-type="float">
            <text:p>261</text:p>
          </table:table-cell>
          <table:table-cell table:formula="of:=['Détails Résultats'.F4]/['Détails Résultats'.G4]" office:value-type="float" office:value="0.713014478295347" calcext:value-type="float">
            <text:p>0,713014478295347</text:p>
          </table:table-cell>
          <table:table-cell table:formula="of:=SUM(['Détails Résultats'.I4] : ['Détails Résultats'.N4])" office:value-type="float" office:value="50844" calcext:value-type="float">
            <text:p>50844</text:p>
          </table:table-cell>
          <table:table-cell/>
          <table:table-cell table:formula="of:=[.C4]/[.C$3]" office:value-type="percentage" office:value="1" calcext:value-type="percentage">
            <text:p>100,000%</text:p>
          </table:table-cell>
          <table:table-cell table:formula="of:=[.D4]/[.D$3]" office:value-type="percentage" office:value="0.999939179060655" calcext:value-type="percentage">
            <text:p>99,994%</text:p>
          </table:table-cell>
          <table:table-cell table:formula="of:=[.E4]/[.E$3]" office:value-type="percentage" office:value="1.01869327402777" calcext:value-type="percentage">
            <text:p>101,869%</text:p>
          </table:table-cell>
          <table:table-cell/>
          <table:table-cell table:formula="of:=1/['Détails Résultats'.G4]" office:value-type="float" office:value="0.000000399687923669199" calcext:value-type="float">
            <text:p>3,99687923669199E-07</text:p>
          </table:table-cell>
          <table:table-cell table:formula="of:=[.K4]/[.$K$3]" office:value-type="percentage" office:value="0.9999324527409" calcext:value-type="percentage">
            <text:p>99,99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'Détails Résultats'.C5]+['Détails Résultats'.D5]" office:value-type="float" office:value="261" calcext:value-type="float">
            <text:p>261</text:p>
          </table:table-cell>
          <table:table-cell table:formula="of:=['Détails Résultats'.F5]/['Détails Résultats'.G5]" office:value-type="float" office:value="0.713028328048021" calcext:value-type="float">
            <text:p>0,713028328048021</text:p>
          </table:table-cell>
          <table:table-cell table:formula="of:=SUM(['Détails Résultats'.I5] : ['Détails Résultats'.N5])" office:value-type="float" office:value="50818" calcext:value-type="float">
            <text:p>50818</text:p>
          </table:table-cell>
          <table:table-cell/>
          <table:table-cell table:formula="of:=[.C5]/[.C$3]" office:value-type="percentage" office:value="1" calcext:value-type="percentage">
            <text:p>100,000%</text:p>
          </table:table-cell>
          <table:table-cell table:formula="of:=[.D5]/[.D$3]" office:value-type="percentage" office:value="0.99995860210288" calcext:value-type="percentage">
            <text:p>99,996%</text:p>
          </table:table-cell>
          <table:table-cell table:formula="of:=[.E5]/[.E$3]" office:value-type="percentage" office:value="1.01817234677726" calcext:value-type="percentage">
            <text:p>101,817%</text:p>
          </table:table-cell>
          <table:table-cell/>
          <table:table-cell table:formula="of:=1/['Détails Résultats'.G5]" office:value-type="float" office:value="0.000000399695911350644" calcext:value-type="float">
            <text:p>3,99695911350644E-07</text:p>
          </table:table-cell>
          <table:table-cell table:formula="of:=[.K5]/[.$K$3]" office:value-type="percentage" office:value="0.999952436186549" calcext:value-type="percentage">
            <text:p>99,99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'Détails Résultats'.C6]+['Détails Résultats'.D6]" office:value-type="float" office:value="261" calcext:value-type="float">
            <text:p>261</text:p>
          </table:table-cell>
          <table:table-cell table:formula="of:=['Détails Résultats'.F6]/['Détails Résultats'.G6]" office:value-type="float" office:value="0.713034139181958" calcext:value-type="float">
            <text:p>0,713034139181958</text:p>
          </table:table-cell>
          <table:table-cell table:formula="of:=SUM(['Détails Résultats'.I6] : ['Détails Résultats'.N6])" office:value-type="float" office:value="50938" calcext:value-type="float">
            <text:p>50938</text:p>
          </table:table-cell>
          <table:table-cell/>
          <table:table-cell table:formula="of:=[.C6]/[.C$3]" office:value-type="percentage" office:value="1" calcext:value-type="percentage">
            <text:p>100,000%</text:p>
          </table:table-cell>
          <table:table-cell table:formula="of:=[.D6]/[.D$3]" office:value-type="percentage" office:value="0.999966751699663" calcext:value-type="percentage">
            <text:p>99,997%</text:p>
          </table:table-cell>
          <table:table-cell table:formula="of:=[.E6]/[.E$3]" office:value-type="percentage" office:value="1.02057662639498" calcext:value-type="percentage">
            <text:p>102,058%</text:p>
          </table:table-cell>
          <table:table-cell/>
          <table:table-cell table:formula="of:=1/['Détails Résultats'.G6]" office:value-type="float" office:value="0.000000399700065071171" calcext:value-type="float">
            <text:p>3,99700065071171E-07</text:p>
          </table:table-cell>
          <table:table-cell table:formula="of:=[.K6]/[.$K$3]" office:value-type="percentage" office:value="0.999962827893948" calcext:value-type="percentage">
            <text:p>99,99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'Détails Résultats'.C7]+['Détails Résultats'.D7]" office:value-type="float" office:value="261" calcext:value-type="float">
            <text:p>261</text:p>
          </table:table-cell>
          <table:table-cell table:formula="of:=['Détails Résultats'.F7]/['Détails Résultats'.G7]" office:value-type="float" office:value="0.713009633612567" calcext:value-type="float">
            <text:p>0,713009633612567</text:p>
          </table:table-cell>
          <table:table-cell table:formula="of:=SUM(['Détails Résultats'.I7] : ['Détails Résultats'.N7])" office:value-type="float" office:value="50785" calcext:value-type="float">
            <text:p>50785</text:p>
          </table:table-cell>
          <table:table-cell/>
          <table:table-cell table:formula="of:=[.C7]/[.C$3]" office:value-type="percentage" office:value="1" calcext:value-type="percentage">
            <text:p>100,000%</text:p>
          </table:table-cell>
          <table:table-cell table:formula="of:=[.D7]/[.D$3]" office:value-type="percentage" office:value="0.999932384825377" calcext:value-type="percentage">
            <text:p>99,993%</text:p>
          </table:table-cell>
          <table:table-cell table:formula="of:=[.E7]/[.E$3]" office:value-type="percentage" office:value="1.01751116988239" calcext:value-type="percentage">
            <text:p>101,751%</text:p>
          </table:table-cell>
          <table:table-cell/>
          <table:table-cell table:formula="of:=1/['Détails Résultats'.G7]" office:value-type="float" office:value="0.000000399685207930234" calcext:value-type="float">
            <text:p>3,99685207930234E-07</text:p>
          </table:table-cell>
          <table:table-cell table:formula="of:=[.K7]/[.$K$3]" office:value-type="percentage" office:value="0.999925658551325" calcext:value-type="percentage">
            <text:p>99,99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'Détails Résultats'.C8]+['Détails Résultats'.D8]" office:value-type="float" office:value="260" calcext:value-type="float">
            <text:p>260</text:p>
          </table:table-cell>
          <table:table-cell table:formula="of:=['Détails Résultats'.F8]/['Détails Résultats'.G8]" office:value-type="float" office:value="0.713003937656175" calcext:value-type="float">
            <text:p>0,713003937656175</text:p>
          </table:table-cell>
          <table:table-cell table:formula="of:=SUM(['Détails Résultats'.I8] : ['Détails Résultats'.N8])" office:value-type="float" office:value="50844" calcext:value-type="float">
            <text:p>50844</text:p>
          </table:table-cell>
          <table:table-cell/>
          <table:table-cell table:formula="of:=[.C8]/[.C$3]" office:value-type="percentage" office:value="0.996168582375479" calcext:value-type="percentage">
            <text:p>99,617%</text:p>
          </table:table-cell>
          <table:table-cell table:formula="of:=[.D8]/[.D$3]" office:value-type="percentage" office:value="0.999924396754824" calcext:value-type="percentage">
            <text:p>99,992%</text:p>
          </table:table-cell>
          <table:table-cell table:formula="of:=[.E8]/[.E$3]" office:value-type="percentage" office:value="1.01869327402777" calcext:value-type="percentage">
            <text:p>101,869%</text:p>
          </table:table-cell>
          <table:table-cell/>
          <table:table-cell table:formula="of:=1/['Détails Résultats'.G8]" office:value-type="float" office:value="0.000000399680894773613" calcext:value-type="float">
            <text:p>3,99680894773613E-07</text:p>
          </table:table-cell>
          <table:table-cell table:formula="of:=[.K8]/[.$K$3]" office:value-type="percentage" office:value="0.999914867969413" calcext:value-type="percentage">
            <text:p>99,99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'Détails Résultats'.C9]+['Détails Résultats'.D9]" office:value-type="float" office:value="261" calcext:value-type="float">
            <text:p>261</text:p>
          </table:table-cell>
          <table:table-cell table:formula="of:=['Détails Résultats'.F9]/['Détails Résultats'.G9]" office:value-type="float" office:value="0.712958170789852" calcext:value-type="float">
            <text:p>0,712958170789852</text:p>
          </table:table-cell>
          <table:table-cell table:formula="of:=SUM(['Détails Résultats'.I9] : ['Détails Résultats'.N9])" office:value-type="float" office:value="51166" calcext:value-type="float">
            <text:p>51166</text:p>
          </table:table-cell>
          <table:table-cell/>
          <table:table-cell table:formula="of:=[.C9]/[.C$3]" office:value-type="percentage" office:value="1" calcext:value-type="percentage">
            <text:p>100,000%</text:p>
          </table:table-cell>
          <table:table-cell table:formula="of:=[.D9]/[.D$3]" office:value-type="percentage" office:value="0.999860212808871" calcext:value-type="percentage">
            <text:p>99,986%</text:p>
          </table:table-cell>
          <table:table-cell table:formula="of:=[.E9]/[.E$3]" office:value-type="percentage" office:value="1.02514475766865" calcext:value-type="percentage">
            <text:p>102,514%</text:p>
          </table:table-cell>
          <table:table-cell/>
          <table:table-cell table:formula="of:=1/['Détails Résultats'.G9]" office:value-type="float" office:value="0.000000399656135860705" calcext:value-type="float">
            <text:p>3,99656135860705E-07</text:p>
          </table:table-cell>
          <table:table-cell table:formula="of:=[.K9]/[.$K$3]" office:value-type="percentage" office:value="0.999852926542003" calcext:value-type="percentage">
            <text:p>99,985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'Détails Résultats'.C10]+['Détails Résultats'.D10]" office:value-type="float" office:value="261" calcext:value-type="float">
            <text:p>261</text:p>
          </table:table-cell>
          <table:table-cell table:formula="of:=['Détails Résultats'.F10]/['Détails Résultats'.G10]" office:value-type="float" office:value="0.713073012558489" calcext:value-type="float">
            <text:p>0,713073012558489</text:p>
          </table:table-cell>
          <table:table-cell table:formula="of:=SUM(['Détails Résultats'.I10] : ['Détails Résultats'.N10])" office:value-type="float" office:value="51651" calcext:value-type="float">
            <text:p>51651</text:p>
          </table:table-cell>
          <table:table-cell/>
          <table:table-cell table:formula="of:=[.C10]/[.C$3]" office:value-type="percentage" office:value="1" calcext:value-type="percentage">
            <text:p>100,000%</text:p>
          </table:table-cell>
          <table:table-cell table:formula="of:=[.D10]/[.D$3]" office:value-type="percentage" office:value="1.00002126814133" calcext:value-type="percentage">
            <text:p>100,002%</text:p>
          </table:table-cell>
          <table:table-cell table:formula="of:=[.E10]/[.E$3]" office:value-type="percentage" office:value="1.03486205445693" calcext:value-type="percentage">
            <text:p>103,486%</text:p>
          </table:table-cell>
          <table:table-cell/>
          <table:table-cell table:formula="of:=1/['Détails Résultats'.G10]" office:value-type="float" office:value="0.000000399722752299005" calcext:value-type="float">
            <text:p>3,99722752299005E-07</text:p>
          </table:table-cell>
          <table:table-cell table:formula="of:=[.K10]/[.$K$3]" office:value-type="percentage" office:value="1.00001958641486" calcext:value-type="percentage">
            <text:p>100,00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'Détails Résultats'.C11]+['Détails Résultats'.D11]" office:value-type="float" office:value="260" calcext:value-type="float">
            <text:p>260</text:p>
          </table:table-cell>
          <table:table-cell table:formula="of:=['Détails Résultats'.F11]/['Détails Résultats'.G11]" office:value-type="float" office:value="0.713008201569969" calcext:value-type="float">
            <text:p>0,713008201569969</text:p>
          </table:table-cell>
          <table:table-cell table:formula="of:=SUM(['Détails Résultats'.I11] : ['Détails Résultats'.N11])" office:value-type="float" office:value="50717" calcext:value-type="float">
            <text:p>50717</text:p>
          </table:table-cell>
          <table:table-cell/>
          <table:table-cell table:formula="of:=[.C11]/[.C$3]" office:value-type="percentage" office:value="0.996168582375479" calcext:value-type="percentage">
            <text:p>99,617%</text:p>
          </table:table-cell>
          <table:table-cell table:formula="of:=[.D11]/[.D$3]" office:value-type="percentage" office:value="0.999930376513424" calcext:value-type="percentage">
            <text:p>99,993%</text:p>
          </table:table-cell>
          <table:table-cell table:formula="of:=[.E11]/[.E$3]" office:value-type="percentage" office:value="1.01614874476568" calcext:value-type="percentage">
            <text:p>101,615%</text:p>
          </table:table-cell>
          <table:table-cell/>
          <table:table-cell table:formula="of:=1/['Détails Résultats'.G11]" office:value-type="float" office:value="0.000000399686645669795" calcext:value-type="float">
            <text:p>3,99686645669795E-07</text:p>
          </table:table-cell>
          <table:table-cell table:formula="of:=[.K11]/[.$K$3]" office:value-type="percentage" office:value="0.999929255463716" calcext:value-type="percentage">
            <text:p>99,99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'Détails Résultats'.C12]+['Détails Résultats'.D12]" office:value-type="float" office:value="259" calcext:value-type="float">
            <text:p>259</text:p>
          </table:table-cell>
          <table:table-cell table:formula="of:=['Détails Résultats'.F12]/['Détails Résultats'.G12]" office:value-type="float" office:value="0.713009970591033" calcext:value-type="float">
            <text:p>0,713009970591033</text:p>
          </table:table-cell>
          <table:table-cell table:formula="of:=SUM(['Détails Résultats'.I12] : ['Détails Résultats'.N12])" office:value-type="float" office:value="52253" calcext:value-type="float">
            <text:p>52253</text:p>
          </table:table-cell>
          <table:table-cell/>
          <table:table-cell table:formula="of:=[.C12]/[.C$3]" office:value-type="percentage" office:value="0.992337164750958" calcext:value-type="percentage">
            <text:p>99,234%</text:p>
          </table:table-cell>
          <table:table-cell table:formula="of:=[.D12]/[.D$3]" office:value-type="percentage" office:value="0.999932857407606" calcext:value-type="percentage">
            <text:p>99,993%</text:p>
          </table:table-cell>
          <table:table-cell table:formula="of:=[.E12]/[.E$3]" office:value-type="percentage" office:value="1.04692352387249" calcext:value-type="percentage">
            <text:p>104,692%</text:p>
          </table:table-cell>
          <table:table-cell/>
          <table:table-cell table:formula="of:=1/['Détails Résultats'.G12]" office:value-type="float" office:value="0.00000039968696516888" calcext:value-type="float">
            <text:p>3,9968696516888E-07</text:p>
          </table:table-cell>
          <table:table-cell table:formula="of:=[.K12]/[.$K$3]" office:value-type="percentage" office:value="0.999930054781096" calcext:value-type="percentage">
            <text:p>99,99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'Détails Résultats'.C13]+['Détails Résultats'.D13]" office:value-type="float" office:value="260" calcext:value-type="float">
            <text:p>260</text:p>
          </table:table-cell>
          <table:table-cell table:formula="of:=['Détails Résultats'.F13]/['Détails Résultats'.G13]" office:value-type="float" office:value="0.713037673895274" calcext:value-type="float">
            <text:p>0,713037673895274</text:p>
          </table:table-cell>
          <table:table-cell table:formula="of:=SUM(['Détails Résultats'.I13] : ['Détails Résultats'.N13])" office:value-type="float" office:value="50844" calcext:value-type="float">
            <text:p>50844</text:p>
          </table:table-cell>
          <table:table-cell/>
          <table:table-cell table:formula="of:=[.C13]/[.C$3]" office:value-type="percentage" office:value="0.996168582375479" calcext:value-type="percentage">
            <text:p>99,617%</text:p>
          </table:table-cell>
          <table:table-cell table:formula="of:=[.D13]/[.D$3]" office:value-type="percentage" office:value="0.999971708819664" calcext:value-type="percentage">
            <text:p>99,997%</text:p>
          </table:table-cell>
          <table:table-cell table:formula="of:=[.E13]/[.E$3]" office:value-type="percentage" office:value="1.01869327402777" calcext:value-type="percentage">
            <text:p>101,869%</text:p>
          </table:table-cell>
          <table:table-cell/>
          <table:table-cell table:formula="of:=1/['Détails Résultats'.G13]" office:value-type="float" office:value="0.000000399701822440459" calcext:value-type="float">
            <text:p>3,99701822440459E-07</text:p>
          </table:table-cell>
          <table:table-cell table:formula="of:=[.K13]/[.$K$3]" office:value-type="percentage" office:value="0.99996722445056" calcext:value-type="percentage">
            <text:p>99,99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'Détails Résultats'.C14]+['Détails Résultats'.D14]" office:value-type="float" office:value="260" calcext:value-type="float">
            <text:p>260</text:p>
          </table:table-cell>
          <table:table-cell table:formula="of:=['Détails Résultats'.F14]/['Détails Résultats'.G14]" office:value-type="float" office:value="0.713019778315318" calcext:value-type="float">
            <text:p>0,713019778315318</text:p>
          </table:table-cell>
          <table:table-cell table:formula="of:=SUM(['Détails Résultats'.I14] : ['Détails Résultats'.N14])" office:value-type="float" office:value="50844" calcext:value-type="float">
            <text:p>50844</text:p>
          </table:table-cell>
          <table:table-cell/>
          <table:table-cell table:formula="of:=[.C14]/[.C$3]" office:value-type="percentage" office:value="0.996168582375479" calcext:value-type="percentage">
            <text:p>99,617%</text:p>
          </table:table-cell>
          <table:table-cell table:formula="of:=[.D14]/[.D$3]" office:value-type="percentage" office:value="0.999946611865711" calcext:value-type="percentage">
            <text:p>99,995%</text:p>
          </table:table-cell>
          <table:table-cell table:formula="of:=[.E14]/[.E$3]" office:value-type="percentage" office:value="1.01869327402777" calcext:value-type="percentage">
            <text:p>101,869%</text:p>
          </table:table-cell>
          <table:table-cell/>
          <table:table-cell table:formula="of:=1/['Détails Résultats'.G14]" office:value-type="float" office:value="0.000000399691118703466" calcext:value-type="float">
            <text:p>3,99691118703466E-07</text:p>
          </table:table-cell>
          <table:table-cell table:formula="of:=[.K14]/[.$K$3]" office:value-type="percentage" office:value="0.999940446023313" calcext:value-type="percentage">
            <text:p>99,994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'Détails Résultats'.C15]+['Détails Résultats'.D15]" office:value-type="float" office:value="260" calcext:value-type="float">
            <text:p>260</text:p>
          </table:table-cell>
          <table:table-cell table:formula="of:=['Détails Résultats'.F15]/['Détails Résultats'.G15]" office:value-type="float" office:value="0.713064861433772" calcext:value-type="float">
            <text:p>0,713064861433772</text:p>
          </table:table-cell>
          <table:table-cell table:formula="of:=SUM(['Détails Résultats'.I15] : ['Détails Résultats'.N15])" office:value-type="float" office:value="50844" calcext:value-type="float">
            <text:p>50844</text:p>
          </table:table-cell>
          <table:table-cell/>
          <table:table-cell table:formula="of:=[.C15]/[.C$3]" office:value-type="percentage" office:value="0.996168582375479" calcext:value-type="percentage">
            <text:p>99,617%</text:p>
          </table:table-cell>
          <table:table-cell table:formula="of:=[.D15]/[.D$3]" office:value-type="percentage" office:value="1.00000983691629" calcext:value-type="percentage">
            <text:p>100,001%</text:p>
          </table:table-cell>
          <table:table-cell table:formula="of:=[.E15]/[.E$3]" office:value-type="percentage" office:value="1.01869327402777" calcext:value-type="percentage">
            <text:p>101,869%</text:p>
          </table:table-cell>
          <table:table-cell/>
          <table:table-cell table:formula="of:=1/['Détails Résultats'.G15]" office:value-type="float" office:value="0.000000399717959008124" calcext:value-type="float">
            <text:p>3,99717959008124E-07</text:p>
          </table:table-cell>
          <table:table-cell table:formula="of:=[.K15]/[.$K$3]" office:value-type="percentage" office:value="1.00000759464122" calcext:value-type="percentage">
            <text:p>100,00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'Détails Résultats'.C16]+['Détails Résultats'.D16]" office:value-type="float" office:value="261" calcext:value-type="float">
            <text:p>261</text:p>
          </table:table-cell>
          <table:table-cell table:formula="of:=['Détails Résultats'.F16]/['Détails Résultats'.G16]" office:value-type="float" office:value="0.713064861433772" calcext:value-type="float">
            <text:p>0,713064861433772</text:p>
          </table:table-cell>
          <table:table-cell table:formula="of:=SUM(['Détails Résultats'.I16] : ['Détails Résultats'.N16])" office:value-type="float" office:value="50946" calcext:value-type="float">
            <text:p>50946</text:p>
          </table:table-cell>
          <table:table-cell/>
          <table:table-cell table:formula="of:=[.C16]/[.C$3]" office:value-type="percentage" office:value="1" calcext:value-type="percentage">
            <text:p>100,000%</text:p>
          </table:table-cell>
          <table:table-cell table:formula="of:=[.D16]/[.D$3]" office:value-type="percentage" office:value="1.00000983691629" calcext:value-type="percentage">
            <text:p>100,001%</text:p>
          </table:table-cell>
          <table:table-cell table:formula="of:=[.E16]/[.E$3]" office:value-type="percentage" office:value="1.02073691170283" calcext:value-type="percentage">
            <text:p>102,074%</text:p>
          </table:table-cell>
          <table:table-cell/>
          <table:table-cell table:formula="of:=1/['Détails Résultats'.G16]" office:value-type="float" office:value="0.000000399717959008124" calcext:value-type="float">
            <text:p>3,99717959008124E-07</text:p>
          </table:table-cell>
          <table:table-cell table:formula="of:=[.K16]/[.$K$3]" office:value-type="percentage" office:value="1.00000759464122" calcext:value-type="percentage">
            <text:p>100,00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'Détails Résultats'.C17]+['Détails Résultats'.D17]" office:value-type="float" office:value="259" calcext:value-type="float">
            <text:p>259</text:p>
          </table:table-cell>
          <table:table-cell table:formula="of:=['Détails Résultats'.F17]/['Détails Résultats'.G17]" office:value-type="float" office:value="0.712932412558348" calcext:value-type="float">
            <text:p>0,712932412558348</text:p>
          </table:table-cell>
          <table:table-cell table:formula="of:=SUM(['Détails Résultats'.I17] : ['Détails Résultats'.N17])" office:value-type="float" office:value="50835" calcext:value-type="float">
            <text:p>50835</text:p>
          </table:table-cell>
          <table:table-cell/>
          <table:table-cell table:formula="of:=[.C17]/[.C$3]" office:value-type="percentage" office:value="0.992337164750958" calcext:value-type="percentage">
            <text:p>99,234%</text:p>
          </table:table-cell>
          <table:table-cell table:formula="of:=[.D17]/[.D$3]" office:value-type="percentage" office:value="0.999824089187754" calcext:value-type="percentage">
            <text:p>99,982%</text:p>
          </table:table-cell>
          <table:table-cell table:formula="of:=[.E17]/[.E$3]" office:value-type="percentage" office:value="1.01851295305644" calcext:value-type="percentage">
            <text:p>101,851%</text:p>
          </table:table-cell>
          <table:table-cell/>
          <table:table-cell table:formula="of:=1/['Détails Résultats'.G17]" office:value-type="float" office:value="0.000000399641920838928" calcext:value-type="float">
            <text:p>3,99641920838928E-07</text:p>
          </table:table-cell>
          <table:table-cell table:formula="of:=[.K17]/[.$K$3]" office:value-type="percentage" office:value="0.999817363642176" calcext:value-type="percentage">
            <text:p>99,98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'Détails Résultats'.C18]+['Détails Résultats'.D18]" office:value-type="float" office:value="259" calcext:value-type="float">
            <text:p>259</text:p>
          </table:table-cell>
          <table:table-cell table:formula="of:=['Détails Résultats'.F18]/['Détails Résultats'.G18]" office:value-type="float" office:value="0.713075866270194" calcext:value-type="float">
            <text:p>0,713075866270194</text:p>
          </table:table-cell>
          <table:table-cell table:formula="of:=SUM(['Détails Résultats'.I18] : ['Détails Résultats'.N18])" office:value-type="float" office:value="50612" calcext:value-type="float">
            <text:p>50612</text:p>
          </table:table-cell>
          <table:table-cell/>
          <table:table-cell table:formula="of:=[.C18]/[.C$3]" office:value-type="percentage" office:value="0.992337164750958" calcext:value-type="percentage">
            <text:p>99,234%</text:p>
          </table:table-cell>
          <table:table-cell table:formula="of:=[.D18]/[.D$3]" office:value-type="percentage" office:value="1.00002527021735" calcext:value-type="percentage">
            <text:p>100,003%</text:p>
          </table:table-cell>
          <table:table-cell table:formula="of:=[.E18]/[.E$3]" office:value-type="percentage" office:value="1.01404500010018" calcext:value-type="percentage">
            <text:p>101,405%</text:p>
          </table:table-cell>
          <table:table-cell/>
          <table:table-cell table:formula="of:=1/['Détails Résultats'.G18]" office:value-type="float" office:value="0.000000399723231634416" calcext:value-type="float">
            <text:p>3,99723231634416E-07</text:p>
          </table:table-cell>
          <table:table-cell table:formula="of:=[.K18]/[.$K$3]" office:value-type="percentage" office:value="1.00002078560805" calcext:value-type="percentage">
            <text:p>100,002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'Détails Résultats'.C19]+['Détails Résultats'.D19]" office:value-type="float" office:value="260" calcext:value-type="float">
            <text:p>260</text:p>
          </table:table-cell>
          <table:table-cell table:formula="of:=['Détails Résultats'.F19]/['Détails Résultats'.G19]" office:value-type="float" office:value="0.71301150663863" calcext:value-type="float">
            <text:p>0,71301150663863</text:p>
          </table:table-cell>
          <table:table-cell table:formula="of:=SUM(['Détails Résultats'.I19] : ['Détails Résultats'.N19])" office:value-type="float" office:value="50702" calcext:value-type="float">
            <text:p>50702</text:p>
          </table:table-cell>
          <table:table-cell/>
          <table:table-cell table:formula="of:=[.C19]/[.C$3]" office:value-type="percentage" office:value="0.996168582375479" calcext:value-type="percentage">
            <text:p>99,617%</text:p>
          </table:table-cell>
          <table:table-cell table:formula="of:=[.D19]/[.D$3]" office:value-type="percentage" office:value="0.999935011577289" calcext:value-type="percentage">
            <text:p>99,994%</text:p>
          </table:table-cell>
          <table:table-cell table:formula="of:=[.E19]/[.E$3]" office:value-type="percentage" office:value="1.01584820981347" calcext:value-type="percentage">
            <text:p>101,585%</text:p>
          </table:table-cell>
          <table:table-cell/>
          <table:table-cell table:formula="of:=1/['Détails Résultats'.G19]" office:value-type="float" office:value="0.000000399688722422977" calcext:value-type="float">
            <text:p>3,99688722422977E-07</text:p>
          </table:table-cell>
          <table:table-cell table:formula="of:=[.K19]/[.$K$3]" office:value-type="percentage" office:value="0.999934451049523" calcext:value-type="percentage">
            <text:p>99,99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'Détails Résultats'.C20]+['Détails Résultats'.D20]" office:value-type="float" office:value="261" calcext:value-type="float">
            <text:p>261</text:p>
          </table:table-cell>
          <table:table-cell table:formula="of:=['Détails Résultats'.F20]/['Détails Résultats'.G20]" office:value-type="float" office:value="0.712955095705081" calcext:value-type="float">
            <text:p>0,712955095705081</text:p>
          </table:table-cell>
          <table:table-cell table:formula="of:=SUM(['Détails Résultats'.I20] : ['Détails Résultats'.N20])" office:value-type="float" office:value="50781" calcext:value-type="float">
            <text:p>50781</text:p>
          </table:table-cell>
          <table:table-cell/>
          <table:table-cell table:formula="of:=[.C20]/[.C$3]" office:value-type="percentage" office:value="1" calcext:value-type="percentage">
            <text:p>100,000%</text:p>
          </table:table-cell>
          <table:table-cell table:formula="of:=[.D20]/[.D$3]" office:value-type="percentage" office:value="0.999855900276888" calcext:value-type="percentage">
            <text:p>99,986%</text:p>
          </table:table-cell>
          <table:table-cell table:formula="of:=[.E20]/[.E$3]" office:value-type="percentage" office:value="1.01743102722847" calcext:value-type="percentage">
            <text:p>101,743%</text:p>
          </table:table-cell>
          <table:table-cell/>
          <table:table-cell table:formula="of:=1/['Détails Résultats'.G20]" office:value-type="float" office:value="0.000000399653739999664" calcext:value-type="float">
            <text:p>3,99653739999664E-07</text:p>
          </table:table-cell>
          <table:table-cell table:formula="of:=[.K20]/[.$K$3]" office:value-type="percentage" office:value="0.99984693261758" calcext:value-type="percentage">
            <text:p>99,98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'Détails Résultats'.C21]+['Détails Résultats'.D21]" office:value-type="float" office:value="261" calcext:value-type="float">
            <text:p>261</text:p>
          </table:table-cell>
          <table:table-cell table:formula="of:=['Détails Résultats'.F21]/['Détails Résultats'.G21]" office:value-type="float" office:value="0.712998408482127" calcext:value-type="float">
            <text:p>0,712998408482127</text:p>
          </table:table-cell>
          <table:table-cell table:formula="of:=SUM(['Détails Résultats'.I21] : ['Détails Résultats'.N21])" office:value-type="float" office:value="50826" calcext:value-type="float">
            <text:p>50826</text:p>
          </table:table-cell>
          <table:table-cell/>
          <table:table-cell table:formula="of:=[.C21]/[.C$3]" office:value-type="percentage" office:value="1" calcext:value-type="percentage">
            <text:p>100,000%</text:p>
          </table:table-cell>
          <table:table-cell table:formula="of:=[.D21]/[.D$3]" office:value-type="percentage" office:value="0.999916642581624" calcext:value-type="percentage">
            <text:p>99,992%</text:p>
          </table:table-cell>
          <table:table-cell table:formula="of:=[.E21]/[.E$3]" office:value-type="percentage" office:value="1.01833263208511" calcext:value-type="percentage">
            <text:p>101,833%</text:p>
          </table:table-cell>
          <table:table-cell/>
          <table:table-cell table:formula="of:=1/['Détails Résultats'.G21]" office:value-type="float" office:value="0.000000399678019387581" calcext:value-type="float">
            <text:p>3,99678019387581E-07</text:p>
          </table:table-cell>
          <table:table-cell table:formula="of:=[.K21]/[.$K$3]" office:value-type="percentage" office:value="0.999907674377521" calcext:value-type="percentage">
            <text:p>99,991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'Détails Résultats'.C22]+['Détails Résultats'.D22]" office:value-type="float" office:value="260" calcext:value-type="float">
            <text:p>260</text:p>
          </table:table-cell>
          <table:table-cell table:formula="of:=['Détails Résultats'.F22]/['Détails Résultats'.G22]" office:value-type="float" office:value="0.712932412558348" calcext:value-type="float">
            <text:p>0,712932412558348</text:p>
          </table:table-cell>
          <table:table-cell table:formula="of:=SUM(['Détails Résultats'.I22] : ['Détails Résultats'.N22])" office:value-type="float" office:value="50965" calcext:value-type="float">
            <text:p>50965</text:p>
          </table:table-cell>
          <table:table-cell/>
          <table:table-cell table:formula="of:=[.C22]/[.C$3]" office:value-type="percentage" office:value="0.996168582375479" calcext:value-type="percentage">
            <text:p>99,617%</text:p>
          </table:table-cell>
          <table:table-cell table:formula="of:=[.D22]/[.D$3]" office:value-type="percentage" office:value="0.999824089187754" calcext:value-type="percentage">
            <text:p>99,982%</text:p>
          </table:table-cell>
          <table:table-cell table:formula="of:=[.E22]/[.E$3]" office:value-type="percentage" office:value="1.02111758930897" calcext:value-type="percentage">
            <text:p>102,112%</text:p>
          </table:table-cell>
          <table:table-cell/>
          <table:table-cell table:formula="of:=1/['Détails Résultats'.G22]" office:value-type="float" office:value="0.000000399641920838928" calcext:value-type="float">
            <text:p>3,99641920838928E-07</text:p>
          </table:table-cell>
          <table:table-cell table:formula="of:=[.K22]/[.$K$3]" office:value-type="percentage" office:value="0.999817363642176" calcext:value-type="percentage">
            <text:p>99,98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'Détails Résultats'.C23]+['Détails Résultats'.D23]" office:value-type="float" office:value="259" calcext:value-type="float">
            <text:p>259</text:p>
          </table:table-cell>
          <table:table-cell table:formula="of:=['Détails Résultats'.F23]/['Détails Résultats'.G23]" office:value-type="float" office:value="0.713020574157898" calcext:value-type="float">
            <text:p>0,713020574157898</text:p>
          </table:table-cell>
          <table:table-cell table:formula="of:=SUM(['Détails Résultats'.I23] : ['Détails Résultats'.N23])" office:value-type="float" office:value="50835" calcext:value-type="float">
            <text:p>50835</text:p>
          </table:table-cell>
          <table:table-cell/>
          <table:table-cell table:formula="of:=[.C23]/[.C$3]" office:value-type="percentage" office:value="0.992337164750958" calcext:value-type="percentage">
            <text:p>99,234%</text:p>
          </table:table-cell>
          <table:table-cell table:formula="of:=[.D23]/[.D$3]" office:value-type="percentage" office:value="0.999947727963912" calcext:value-type="percentage">
            <text:p>99,995%</text:p>
          </table:table-cell>
          <table:table-cell table:formula="of:=[.E23]/[.E$3]" office:value-type="percentage" office:value="1.01851295305644" calcext:value-type="percentage">
            <text:p>101,851%</text:p>
          </table:table-cell>
          <table:table-cell/>
          <table:table-cell table:formula="of:=1/['Détails Résultats'.G23]" office:value-type="float" office:value="0.000000399692236977527" calcext:value-type="float">
            <text:p>3,99692236977527E-07</text:p>
          </table:table-cell>
          <table:table-cell table:formula="of:=[.K23]/[.$K$3]" office:value-type="percentage" office:value="0.999943243702349" calcext:value-type="percentage">
            <text:p>99,994%</text:p>
          </table:table-cell>
        </table:table-row>
      </table:table>
      <table:table table:name="Détails config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arg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pcon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m_power_op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a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gressive_rem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ynth_are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ynth_seq_are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xf_rema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fg_op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ift_register_op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sp_register_op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ry_rem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lo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loreAre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loreWithRema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reSequentialAre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Rema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ntimeOptimiz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</table:table-row>
      </table:table>
      <table:table table:name="Détails Résultat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Dynamic Power</text:p>
          </table:table-cell>
          <table:table-cell office:value-type="string" calcext:value-type="string">
            <text:p>Static Power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Cycles</text:p>
          </table:table-cell>
          <table:table-cell/>
          <table:table-cell office:value-type="string" calcext:value-type="string">
            <text:p>LUTs</text:p>
          </table:table-cell>
          <table:table-cell office:value-type="string" calcext:value-type="string">
            <text:p>DFFs</text:p>
          </table:table-cell>
          <table:table-cell office:value-type="string" calcext:value-type="string">
            <text:p>MUXs</text:p>
          </table:table-cell>
          <table:table-cell office:value-type="string" calcext:value-type="string">
            <text:p>CARRYs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DS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W</text:p>
          </table:table-cell>
          <table:table-cell/>
          <table:table-cell table:number-columns-repeated="2" office:value-type="string" calcext:value-type="string">
            <text:p>/</text:p>
          </table:table-cell>
          <table:table-cell/>
          <table:table-cell table:number-columns-repeated="6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16" calcext:value-type="float">
            <text:p>1783916</text:p>
          </table:table-cell>
          <table:table-cell office:value-type="float" office:value="2501783" calcext:value-type="float">
            <text:p>2501783</text:p>
          </table:table-cell>
          <table:table-cell/>
          <table:table-cell office:value-type="float" office:value="26953" calcext:value-type="float">
            <text:p>26953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and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8" calcext:value-type="float">
            <text:p>1783928</text:p>
          </table:table-cell>
          <table:table-cell office:value-type="float" office:value="2501952" calcext:value-type="float">
            <text:p>2501952</text:p>
          </table:table-cell>
          <table:table-cell/>
          <table:table-cell office:value-type="float" office:value="27878" calcext:value-type="float">
            <text:p>27878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arg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7" calcext:value-type="float">
            <text:p>1783927</text:p>
          </table:table-cell>
          <table:table-cell office:value-type="float" office:value="2501902" calcext:value-type="float">
            <text:p>2501902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pcon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3" calcext:value-type="float">
            <text:p>1783923</text:p>
          </table:table-cell>
          <table:table-cell office:value-type="float" office:value="2501876" calcext:value-type="float">
            <text:p>2501876</text:p>
          </table:table-cell>
          <table:table-cell/>
          <table:table-cell office:value-type="float" office:value="27972" calcext:value-type="float">
            <text:p>27972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e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8" calcext:value-type="float">
            <text:p>1783928</text:p>
          </table:table-cell>
          <table:table-cell office:value-type="float" office:value="2501969" calcext:value-type="float">
            <text:p>2501969</text:p>
          </table:table-cell>
          <table:table-cell/>
          <table:table-cell office:value-type="float" office:value="27819" calcext:value-type="float">
            <text:p>27819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am_power_op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33" calcext:value-type="float">
            <text:p>1783933</text:p>
          </table:table-cell>
          <table:table-cell office:value-type="float" office:value="2501996" calcext:value-type="float">
            <text:p>2501996</text:p>
          </table:table-cell>
          <table:table-cell/>
          <table:table-cell office:value-type="float" office:value="27878" calcext:value-type="float">
            <text:p>27878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ma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9" calcext:value-type="float">
            <text:p>1783929</text:p>
          </table:table-cell>
          <table:table-cell office:value-type="float" office:value="2502151" calcext:value-type="float">
            <text:p>2502151</text:p>
          </table:table-cell>
          <table:table-cell/>
          <table:table-cell office:value-type="float" office:value="28200" calcext:value-type="float">
            <text:p>28200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gressive_rem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19" calcext:value-type="float">
            <text:p>1783919</text:p>
          </table:table-cell>
          <table:table-cell office:value-type="float" office:value="2501734" calcext:value-type="float">
            <text:p>2501734</text:p>
          </table:table-cell>
          <table:table-cell/>
          <table:table-cell office:value-type="float" office:value="28685" calcext:value-type="float">
            <text:p>28685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ynth_are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18" calcext:value-type="float">
            <text:p>1783918</text:p>
          </table:table-cell>
          <table:table-cell office:value-type="float" office:value="2501960" calcext:value-type="float">
            <text:p>2501960</text:p>
          </table:table-cell>
          <table:table-cell/>
          <table:table-cell office:value-type="float" office:value="27755" calcext:value-type="float">
            <text:p>27755</text:p>
          </table:table-cell>
          <table:table-cell office:value-type="float" office:value="22872" calcext:value-type="float">
            <text:p>228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ynth_seq_are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1" calcext:value-type="float">
            <text:p>1783921</text:p>
          </table:table-cell>
          <table:table-cell office:value-type="float" office:value="2501958" calcext:value-type="float">
            <text:p>2501958</text:p>
          </table:table-cell>
          <table:table-cell/>
          <table:table-cell office:value-type="float" office:value="29287" calcext:value-type="float">
            <text:p>29287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xf_rema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4" calcext:value-type="float">
            <text:p>1783924</text:p>
          </table:table-cell>
          <table:table-cell office:value-type="float" office:value="2501865" calcext:value-type="float">
            <text:p>2501865</text:p>
          </table:table-cell>
          <table:table-cell/>
          <table:table-cell office:value-type="float" office:value="27878" calcext:value-type="float">
            <text:p>27878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fg_op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7" calcext:value-type="float">
            <text:p>1783927</text:p>
          </table:table-cell>
          <table:table-cell office:value-type="float" office:value="2501932" calcext:value-type="float">
            <text:p>2501932</text:p>
          </table:table-cell>
          <table:table-cell/>
          <table:table-cell office:value-type="float" office:value="27878" calcext:value-type="float">
            <text:p>27878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ft_register_op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0" calcext:value-type="float">
            <text:p>1783920</text:p>
          </table:table-cell>
          <table:table-cell office:value-type="float" office:value="2501764" calcext:value-type="float">
            <text:p>2501764</text:p>
          </table:table-cell>
          <table:table-cell/>
          <table:table-cell office:value-type="float" office:value="27878" calcext:value-type="float">
            <text:p>27878</text:p>
          </table:table-cell>
          <table:table-cell office:value-type="float" office:value="22876" calcext:value-type="float">
            <text:p>228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sp_register_op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0" calcext:value-type="float">
            <text:p>1783920</text:p>
          </table:table-cell>
          <table:table-cell office:value-type="float" office:value="2501764" calcext:value-type="float">
            <text:p>2501764</text:p>
          </table:table-cell>
          <table:table-cell/>
          <table:table-cell office:value-type="float" office:value="27990" calcext:value-type="float">
            <text:p>27990</text:p>
          </table:table-cell>
          <table:table-cell office:value-type="float" office:value="22866" calcext:value-type="float">
            <text:p>2286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rry_rem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8" calcext:value-type="float">
            <text:p>1783928</text:p>
          </table:table-cell>
          <table:table-cell office:value-type="float" office:value="2502240" calcext:value-type="float">
            <text:p>2502240</text:p>
          </table:table-cell>
          <table:table-cell/>
          <table:table-cell office:value-type="float" office:value="27877" calcext:value-type="float">
            <text:p>27877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plo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4" calcext:value-type="float">
            <text:p>1783924</text:p>
          </table:table-cell>
          <table:table-cell office:value-type="float" office:value="2501731" calcext:value-type="float">
            <text:p>2501731</text:p>
          </table:table-cell>
          <table:table-cell/>
          <table:table-cell office:value-type="float" office:value="27654" calcext:value-type="float">
            <text:p>27654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ploreAre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17" calcext:value-type="float">
            <text:p>1783917</text:p>
          </table:table-cell>
          <table:table-cell office:value-type="float" office:value="2501947" calcext:value-type="float">
            <text:p>2501947</text:p>
          </table:table-cell>
          <table:table-cell/>
          <table:table-cell office:value-type="float" office:value="27744" calcext:value-type="float">
            <text:p>27744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ploreWithRema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32" calcext:value-type="float">
            <text:p>1783932</text:p>
          </table:table-cell>
          <table:table-cell office:value-type="float" office:value="2502166" calcext:value-type="float">
            <text:p>2502166</text:p>
          </table:table-cell>
          <table:table-cell/>
          <table:table-cell office:value-type="float" office:value="27842" calcext:value-type="float">
            <text:p>27842</text:p>
          </table:table-cell>
          <table:table-cell office:value-type="float" office:value="22849" calcext:value-type="float">
            <text:p>2284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ploreSequentialAre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32" calcext:value-type="float">
            <text:p>1783932</text:p>
          </table:table-cell>
          <table:table-cell office:value-type="float" office:value="2502014" calcext:value-type="float">
            <text:p>2502014</text:p>
          </table:table-cell>
          <table:table-cell/>
          <table:table-cell office:value-type="float" office:value="27868" calcext:value-type="float">
            <text:p>27868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ema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8" calcext:value-type="float">
            <text:p>1783928</text:p>
          </table:table-cell>
          <table:table-cell office:value-type="float" office:value="2502240" calcext:value-type="float">
            <text:p>2502240</text:p>
          </table:table-cell>
          <table:table-cell/>
          <table:table-cell office:value-type="float" office:value="28007" calcext:value-type="float">
            <text:p>28007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ntimeOptimiz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83924" calcext:value-type="float">
            <text:p>1783924</text:p>
          </table:table-cell>
          <table:table-cell office:value-type="float" office:value="2501925" calcext:value-type="float">
            <text:p>2501925</text:p>
          </table:table-cell>
          <table:table-cell/>
          <table:table-cell office:value-type="float" office:value="27877" calcext:value-type="float">
            <text:p>27877</text:p>
          </table:table-cell>
          <table:table-cell office:value-type="float" office:value="22868" calcext:value-type="float">
            <text:p>2286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3:59:23.247733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1T10:38:43.505138062</meta:creation-date>
    <dc:date>2022-07-27T18:12:39.881541294</dc:date>
    <meta:editing-duration>P1DT2H2M28S</meta:editing-duration>
    <meta:editing-cycles>89</meta:editing-cycles>
    <meta:generator>LibreOffice/6.0.7.3$Linux_X86_64 LibreOffice_project/00m0$Build-3</meta:generator>
    <meta:document-statistic meta:table-count="3" meta:cell-count="473" meta:object-count="0"/>
  </office:meta>
</office:document-meta>
</file>